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-0.25in" fo:margin-right="-0.3118in" fo:margin-top="0in" fo:margin-bottom="0in" style:contextual-spacing="false" fo:text-align="center" style:justify-single-word="false" fo:text-indent="0in" style:auto-text-indent="false" style:page-number="auto" fo:background-color="transparen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weight="bold" style:font-weight-asian="bold" style:font-weight-complex="bold"/>
    </style:style>
    <style:style style:name="P3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8pt" style:font-size-asian="8pt" style:font-size-complex="8pt"/>
    </style:style>
    <style:style style:name="P4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8pt" officeooo:paragraph-rsid="000c8fdf" style:font-size-asian="8pt" style:font-size-complex="8pt"/>
    </style:style>
    <style:style style:name="P5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</style:style>
    <style:style style:name="P6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13pt" style:text-underline-style="solid" style:text-underline-width="auto" style:text-underline-color="font-color" fo:font-weight="bold" officeooo:rsid="000ba519" officeooo:paragraph-rsid="000ba519" style:font-size-asian="13pt" style:font-weight-asian="bold" style:font-size-complex="13pt" style:font-weight-complex="bold"/>
    </style:style>
    <style:style style:name="P8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13pt" officeooo:paragraph-rsid="000ba519" style:font-size-asian="13pt" style:font-size-complex="13pt"/>
    </style:style>
    <style:style style:name="P10" style:family="paragraph" style:parent-style-name="Preformatted_20_Text">
      <loext:graphic-properties draw:fill="none"/>
      <style:paragraph-properties fo:margin-left="-0.25in" fo:margin-right="-0.3118in" fo:margin-top="0in" fo:margin-bottom="0in" style:contextual-spacing="false" fo:text-indent="0in" style:auto-text-indent="false" fo:background-color="transparent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519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officeooo:rsid="000ba519"/>
    </style:style>
    <style:style style:name="T5" style:family="text">
      <style:text-properties style:text-underline-style="solid" style:text-underline-width="auto" style:text-underline-color="font-color" fo:font-weight="bold" officeooo:rsid="000ba51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Behold the Wondrous Mystery</text:p>
      <text:p text:style-name="P2"/>
      <text:p text:style-name="P5"/>
      <text:p text:style-name="P6"><text:span text:style-name="T1">V</text:span><text:span text:style-name="T2">erse</text:span><text:span text:style-name="T1"> </text:span><text:span text:style-name="T2">1</text:span></text:p>
      <text:p text:style-name="P6"><text:span text:style-name="T2"/></text:p>
      <text:p text:style-name="P9">Come be-hold the won-drous myst'ry <text:span text:style-name="T4">i</text:span>n the dawn-ing of the King</text:p>
      <text:p text:style-name="P9">He the theme of heav-en's prais-es <text:span text:style-name="T4">r</text:span>obed in frail hu-man-i-ty</text:p>
      <text:p text:style-name="P9">In our long-ing in our dark-ness <text:span text:style-name="T4">n</text:span>ow the light of life has come</text:p>
      <text:p text:style-name="P9">Look to Christ who con-de-scend-ed <text:span text:style-name="T4">t</text:span>ook on flesh to ran-som us</text:p>
      <text:p text:style-name="P10"/>
      <text:p text:style-name="P7">Verse 2</text:p>
      <text:p text:style-name="P7"/>
      <text:p text:style-name="P9">Come be-hold the won-drous myst'ry: <text:span text:style-name="T4">H</text:span>e the per-fect Son of Man.</text:p>
      <text:p text:style-name="P9">In His liv-ing in His suff-'ring <text:s/><text:span text:style-name="T4">n</text:span>ev-er trace nor stain of sin</text:p>
      <text:p text:style-name="P9">See the true and bet-ter A-dam <text:span text:style-name="T4">c</text:span>ome to save the hell-bound man</text:p>
      <text:p text:style-name="P9">Christ the great and sure ful-fill-ment of the law in Him we stand</text:p>
      <text:p text:style-name="P10"/>
      <text:p text:style-name="P8"><text:span text:style-name="T4">Verse 3</text:span></text:p>
      <text:p text:style-name="P10"/>
      <text:p text:style-name="P9">Come be-hold the won-drous myst'ry: Christ the Lord up-on the tree.</text:p>
      <text:p text:style-name="P9">In the stead of ru-in'd sin-ners <text:span text:style-name="T4">h</text:span>angs the Lamb in vic-to-ry</text:p>
      <text:p text:style-name="P9">See the price of our re-demp-tion, <text:span text:style-name="T4">s</text:span>ee the Fa-ther's plan un-fold</text:p>
      <text:p text:style-name="P9">Bring-ing ma-ny sons to glo-ry, <text:span text:style-name="T4">g</text:span>race un-mea-sured love un-told</text:p>
      <text:p text:style-name="P10"/>
      <text:p text:style-name="P10"><text:span text:style-name="T5">Verse 4</text:span><text:span text:style-name="T2"><text:line-break/></text:span></text:p>
      <text:p text:style-name="P9">Come be-hold the won-drous myst'ry: <text:span text:style-name="T4">s</text:span>lain by death the God of life</text:p>
      <text:p text:style-name="P9">But no grave could e'er re-strain Him, <text:span text:style-name="T4">p</text:span>raise the Lord He is a-live</text:p>
      <text:p text:style-name="P9">What a fore-taste of de-liv-'rance, <text:span text:style-name="T4">h</text:span>ow un-wa-ver-ing our hope</text:p>
      <text:p text:style-name="P9">Christ in pow-er res-ur-rect-ed <text:span text:style-name="T4">a</text:span>s we will be when He comes</text:p>
      <text:p text:style-name="P10"/>
      <text:p text:style-name="P7">Outro (repeat x 2)</text:p>
      <text:p text:style-name="P9"><text:span text:style-name="T3"/></text:p>
      <text:p text:style-name="P9">What a fore-taste of de-liv-'rance, <text:span text:style-name="T4">h</text:span>ow un-wa-ver-ing our hope</text:p>
      <text:p text:style-name="P9">Christ in pow-er res-ur-rect-ed <text:span text:style-name="T4">a</text:span>s we will be when He comes</text:p>
      <text:p text:style-name="P10"/>
      <text:p text:style-name="P5"/>
      <text:p text:style-name="P5"/>
      <text:p text:style-name="P5"/>
      <text:p text:style-name="P5"/>
      <text:p text:style-name="P3">CCLI Song # 7026028</text:p>
      <text:p text:style-name="P3">Matt Boswell | Matt Papa | Michael Bleecker</text:p>
      <text:p text:style-name="P4">© 2012 Getty Music Hymns and Songs; Getty Music Publishing; Love Your Enemies Publishing;</text:p>
      <text:p text:style-name="P4">Bleecker Publishing; McKinney Music, Inc.</text:p>
      <text:p text:style-name="P3">For use solely with the SongSelect® Terms of Use. All rights reserved. www.ccli.com</text:p>
      <text:p text:style-name="P3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21:57:42.730624554</dc:date>
    <meta:editing-duration>PT2H7M3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1" meta:paragraph-count="30" meta:word-count="265" meta:character-count="1508" meta:non-whitespace-character-count="1271"/>
  </office:meta>
</office:document-meta>
</file>